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3️⃣ Steps to get it working</text:span></text:h>
      <text:list xml:id="list515377750" text:style-name="L1">
        <text:list-item>
          <text:p text:style-name="P3"><text:span text:style-name="Strong_20_Emphasis">Ensure ROS2 workspace is built</text:span>:</text:p>
        </text:list-item>
      </text:list>
      <text:p text:style-name="P1"><text:span text:style-name="Source_20_Text">cd ~/mobile_manipulator/robot_models/scout_ros2/</text:span></text:p>
      <text:p text:style-name="P1"><text:span text:style-name="Source_20_Text">colcon build --symlink-install</text:span></text:p>
      <text:p text:style-name="P2"><text:span text:style-name="Source_20_Text">source install/setup.bash</text:span></text:p>
      <text:list xml:id="list2150291432" text:style-name="L2">
        <text:list-item>
          <text:p text:style-name="P4"><text:span text:style-name="Strong_20_Emphasis">Modify </text:span><text:span text:style-name="Strong_20_Emphasis"><text:span text:style-name="Source_20_Text">scout_gazebo.launch.py</text:span></text:span> if necessary to point to:</text:p>
          <text:list>
            <text:list-item>
              <text:p text:style-name="P4"><text:span text:style-name="Source_20_Text">scout_description/urdf/scout_full.xacro</text:span></text:p>
            </text:list-item>
            <text:list-item>
              <text:p text:style-name="P4"><text:span text:style-name="Source_20_Text">scout_gazebo/worlds/empty.world</text:span></text:p>
            </text:list-item>
            <text:list-item>
              <text:p text:style-name="P4"><text:span text:style-name="Source_20_Text">scout_description/rviz/display.rviz</text:span></text:p>
            </text:list-item>
          </text:list>
        </text:list-item>
        <text:list-item>
          <text:p text:style-name="P4"><text:span text:style-name="Strong_20_Emphasis">Run the launch file</text:span>:</text:p>
        </text:list-item>
      </text:list>
      <text:p text:style-name="P2"><text:span text:style-name="Source_20_Text">ros2 launch scout_gazebo scout_gazebo.launch.py</text:span></text:p>
      <text:p text:style-name="Text_20_body">You should see:</text:p>
      <text:list xml:id="list3628586167" text:style-name="L3">
        <text:list-item>
          <text:p text:style-name="P5">Gazebo opens empty world.</text:p>
        </text:list-item>
        <text:list-item>
          <text:p text:style-name="P5">Scout robot spawns at <text:span text:style-name="Source_20_Text">(0,0,0.1)</text:span>.</text:p>
        </text:list-item>
        <text:list-item>
          <text:p text:style-name="P5">RViz opens with the configured display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17:48:29.656264472</meta:creation-date>
    <dc:date>2025-12-28T17:48:48.222330889</dc:date>
    <meta:editing-duration>PT1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64" meta:character-count="509" meta:non-whitespace-character-count="470"/>
  </office:meta>
</office:document-meta>
</file>